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80" style:font-name="Calibri" fo:font-weight="bold" officeooo:rsid="00095a62" officeooo:paragraph-rsid="00095a62" style:font-weight-asian="bold" style:font-weight-complex="bold"/>
    </style:style>
    <style:style style:name="P2" style:family="paragraph" style:parent-style-name="Standard">
      <style:text-properties style:font-name="Cambria" fo:font-size="12pt" officeooo:rsid="00095a62" officeooo:paragraph-rsid="00095a62" style:font-size-asian="12pt" style:font-name-complex="Cambria" style:font-size-complex="12pt" style:language-complex="th" style:country-complex="TH"/>
    </style:style>
    <style:style style:name="P3" style:family="paragraph" style:parent-style-name="Standard">
      <style:text-properties style:font-name="Cambria" fo:font-size="12pt" fo:language="en" fo:country="US" officeooo:rsid="00097767" officeooo:paragraph-rsid="000c48fe" style:font-size-asian="12pt" style:font-name-complex="Cambria" style:font-size-complex="12pt" style:language-complex="th" style:country-complex="TH"/>
    </style:style>
    <style:style style:name="T1" style:family="text">
      <style:text-properties officeooo:rsid="000c4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player message :</text:p>
      <text:p text:style-name="P2">สวัสดี ข้าเป็นผู้อาวุโสในเมืองนี้ และข้าคือเป็นผู้ช่วยของท่าน </text:p>
      <text:p text:style-name="P3"><text:span text:style-name="T1">Now! I can see you are a leader of the village.</text:span> I am a village elder and I'm the trainer for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6S</meta:editing-duration>
    <meta:editing-cycles>6</meta:editing-cycles>
    <meta:generator>LibreOffice/3.6$Windows_x86 LibreOffice_project/2ef5aff-a6fb0ff-166bdff-cf087ad-0f1389</meta:generator>
    <dc:date>2012-12-14T03:40:16.09</dc:date>
    <meta:document-statistic meta:table-count="0" meta:image-count="0" meta:object-count="0" meta:page-count="1" meta:paragraph-count="3" meta:word-count="42" meta:character-count="162" meta:non-whitespace-character-count="135"/>
    <meta:user-defined meta:name="Info 1"/>
    <meta:user-defined meta:name="Info 2"/>
    <meta:user-defined meta:name="Info 3"/>
    <meta:user-defined meta:name="Info 4"/>
  </office:meta>
</office:document-meta>
</file>